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paragraph-rsid="0daa4aef"/>
    </style:style>
    <style:style style:name="P53" style:family="paragraph" style:parent-style-name="Standard">
      <style:text-properties officeooo:rsid="0dde9a1c" officeooo:paragraph-rsid="108e66c8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4cd335"/>
    </style:style>
    <style:style style:name="P59" style:family="paragraph" style:parent-style-name="Standard">
      <style:text-properties officeooo:paragraph-rsid="0f6d4ef8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102f2d76"/>
    </style:style>
    <style:style style:name="P66" style:family="paragraph" style:parent-style-name="Footnote">
      <style:text-properties officeooo:paragraph-rsid="0fa0ab6e"/>
    </style:style>
    <style:style style:name="P67" style:family="paragraph" style:parent-style-name="Standard">
      <style:text-properties officeooo:paragraph-rsid="1032d17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69" style:family="paragraph" style:parent-style-name="Footnote">
      <style:text-properties officeooo:paragraph-rsid="1075f396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text-properties officeooo:paragraph-rsid="108f7f78"/>
    </style:style>
    <style:style style:name="P73" style:family="paragraph" style:parent-style-name="Standard">
      <style:text-properties officeooo:paragraph-rsid="109bd2ec"/>
    </style:style>
    <style:style style:name="P74" style:family="paragraph" style:parent-style-name="Standard">
      <style:text-properties officeooo:paragraph-rsid="0c819a59"/>
    </style:style>
    <style:style style:name="P75" style:family="paragraph" style:parent-style-name="Standard">
      <style:text-properties officeooo:paragraph-rsid="0c8364eb"/>
    </style:style>
    <style:style style:name="P76" style:family="paragraph" style:parent-style-name="Standard">
      <style:text-properties officeooo:paragraph-rsid="0ddfbc49"/>
    </style:style>
    <style:style style:name="P77" style:family="paragraph" style:parent-style-name="Footnote">
      <style:text-properties officeooo:paragraph-rsid="10aba8a8"/>
    </style:style>
    <style:style style:name="P78" style:family="paragraph" style:parent-style-name="Standard">
      <style:text-properties officeooo:paragraph-rsid="1112168b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Footnote">
      <style:text-properties fo:language="en" fo:country="GB" officeooo:paragraph-rsid="10b0c9dd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62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6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fo:language="en" fo:country="GB" officeooo:rsid="10555e93" style:font-size-asian="12pt" style:font-size-complex="12pt"/>
    </style:style>
    <style:style style:name="T173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05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06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07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8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9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language="en" fo:country="GB" officeooo:rsid="1052c7f3"/>
    </style:style>
    <style:style style:name="T241" style:family="text">
      <style:text-properties fo:language="en" fo:country="GB" officeooo:rsid="105c8aaa"/>
    </style:style>
    <style:style style:name="T24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officeooo:rsid="0f981b1c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70" style:family="text">
      <style:text-properties fo:font-variant="normal" fo:text-transform="none" fo:color="#000000" loext:opacity="87%" fo:letter-spacing="normal" fo:font-style="normal" officeooo:rsid="106260b1"/>
    </style:style>
    <style:style style:name="T27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officeooo:rsid="105f1264"/>
    </style:style>
    <style:style style:name="T273" style:family="text">
      <style:text-properties officeooo:rsid="108a88f6"/>
    </style:style>
    <style:style style:name="T274" style:family="text">
      <style:text-properties officeooo:rsid="110daef5"/>
    </style:style>
    <style:style style:name="T275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1"><text:span text:style-name="T127">Checklist for installing </text:span><text:span text:style-name="T127"><text:user-field-get text:name="Distro">AlmaLinux</text:user-field-get></text:span><text:span text:style-name="T127"><text:s/></text:span><text:span text:style-name="T128"><text:user-field-get text:name="Version">9.x</text:user-field-get></text:span><text:span text:style-name="T129"><text:note text:id="ftn1" text:note-class="footnote"><text:note-citation>1</text:note-citation><text:note-body><text:p text:style-name="P69"><text:span text:style-name="T246">This </text:span><text:span text:style-name="T250"><text:user-field-get text:name="Distro">AlmaLinux</text:user-field-get></text:span><text:span text:style-name="T247"><text:s/></text:span><text:span text:style-name="T251"><text:user-field-get text:name="Version">9.x</text:user-field-get></text:span><text:span text:style-name="T251"><text:s/>Desktop/</text:span><text:span text:style-name="T252">Workstation</text:span><text:span text:style-name="T246"> is supported until </text:span><text:span text:style-name="T248">May</text:span><text:span text:style-name="T246"> </text:span><text:span text:style-name="T249">31</text:span><text:span text:style-name="T259">st</text:span><text:span text:style-name="T249">, </text:span><text:span text:style-name="T246">20</text:span><text:span text:style-name="T249">32</text:span><text:span text:style-name="T246">.</text:span></text:p></text:note-body></text:note></text:span><text:span text:style-name="T130"><text:s/></text:span><text:span text:style-name="T132">Desktop/</text:span><text:span text:style-name="T133">Workstation</text:span><text:span text:style-name="T131">.</text:span></text:p>
      <text:p text:style-name="P27"><text:span text:style-name="Strong_20_Emphasis"><text:span text:style-name="T73"/></text:span></text:p>
      <text:p text:style-name="P28"><text:span text:style-name="Strong_20_Emphasis"><text:span text:style-name="T122"/></text:span></text:p>
      <text:p text:style-name="P70">Fill in the text box after &lt;...&gt;</text:p>
      <text:p text:style-name="P15"><text:span text:style-name="T242">&lt;user&gt;</text:span><text:span text:style-name="T223"><text:tab/><text:tab/></text:span><text:span text:style-name="T230"> <text:tab/><text:tab/><text:tab/> </text:span><text:span text:style-name="T224"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/text:span><text:span text:style-name="T224"><text:tab/></text:span><text:span text:style-name="T228">e.g.</text:span><text:span text:style-name="T231"> </text:span><text:span text:style-name="T236">J</text:span><text:span text:style-name="T237">ohn Doe</text:span></text:p>
      <text:p text:style-name="P73"><text:span text:style-name="T12">&lt;</text:span><text:span text:style-name="T234">user</text:span><text:span text:style-name="T7">na</text:span><text:span text:style-name="T10">me</text:span><text:span text:style-name="T12">&gt;</text:span><text:span text:style-name="T232"><text:tab/><text:tab/><text:tab/> </text:span><text:span text:style-name="T232"><draw:control text:anchor-type="as-char" svg:y="-0.4cm" draw:z-index="10" draw:name="Gberuikersnaam 2" draw:style-name="gr2" draw:text-style-name="P87" svg:width="6.002cm" svg:height="0.5cm" draw:control="control9"><svg:title>Gebruikersnaam</svg:title><svg:desc>Korte naam, bijv. jan</svg:desc></draw:control></text:span><text:span text:style-name="T232"><text:tab/></text:span><text:span text:style-name="T233">e.g.</text:span><text:span text:style-name="T4"> </text:span><text:span text:style-name="T145">j</text:span><text:span text:style-name="T146">oh</text:span><text:span text:style-name="T145">n</text:span></text:p>
      <text:p text:style-name="P17"><text:span text:style-name="T12">&lt;</text:span><text:span text:style-name="T13">computern</text:span><text:span text:style-name="T14">a</text:span><text:span text:style-name="T13">me</text:span><text:span text:style-name="T12">&gt;</text:span><text:span text:style-name="T235"><text:tab/> </text:span><text:span text:style-name="T7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15"> </text:span><text:span text:style-name="T222">pc02</text:span></text:p>
      <text:p text:style-name="P16"><text:span text:style-name="T242">&lt;</text:span><text:span text:style-name="T213">user</text:span><text:span text:style-name="T242">&gt;</text:span><text:span text:style-name="T219"><text:tab/><text:tab/></text:span><text:span text:style-name="T230"> <text:tab/><text:tab/><text:tab/> </text:span><text:span text:style-name="T224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224"><text:tab/></text:span><text:span text:style-name="T228">i.e.</text:span><text:span text:style-name="T225"> </text:span><text:span text:style-name="T226">additional </text:span><text:span text:style-name="T227">user</text:span><text:span text:style-name="T229">s</text:span></text:p>
      <text:p text:style-name="P73"><text:span text:style-name="T242">&lt;</text:span><text:span text:style-name="T213">user</text:span><text:span text:style-name="T214">n</text:span><text:span text:style-name="T211">a</text:span><text:span text:style-name="T212">me</text:span><text:span text:style-name="T242">&gt;</text:span><text:span text:style-name="T210"><text:tab/><text:tab/><text:tab/> </text:span><text:span text:style-name="T232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232"><text:tab/></text:span><text:span text:style-name="T220">i.</text:span><text:span text:style-name="T221">e.</text:span><text:span text:style-name="T220"> </text:span><text:span text:style-name="T216">additional </text:span><text:span text:style-name="T217">user</text:span><text:span text:style-name="T218">s</text:span></text:p>
      <text:p text:style-name="P71"><text:span text:style-name="T273">r</text:span>eplace &lt;...&gt; in this checklist with the value in the text box.</text:p>
      <text:p text:style-name="P47"/>
      <text:p text:style-name="P47"/>
      <text:p text:style-name="P14"><text:span text:style-name="Strong_20_Emphasis"><text:span text:style-name="T170">Not yet on Linux?</text:span></text:span><text:span text:style-name="T137"><text:tab/></text:span><text:span text:style-name="T142">Use</text:span><text:span text:style-name="T138"> </text:span><text:span text:style-name="Strong_20_Emphasis"><text:span text:style-name="T143">Checklist </text:span></text:span><text:span text:style-name="Strong_20_Emphasis"><text:span text:style-name="T144">transfer</text:span></text:span><text:span text:style-name="T138"> o</text:span><text:span text:style-name="T141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9"> </text:span><text:span text:style-name="T141">u</text:span><text:span text:style-name="T139">nder </text:span><text:span text:style-name="Strong_20_Emphasis"><text:span text:style-name="T171">Linux</text:span></text:span><text:span text:style-name="T140">.</text:span></text:p>
      <text:p text:style-name="P45"><text:span text:style-name="Strong_20_Emphasis"><text:span text:style-name="T161">New installation?</text:span></text:span><text:span text:style-name="T158"><text:tab/><text:tab/></text:span><text:span text:style-name="T160">Start at chapter</text:span><text:span text:style-name="T158"> </text:span><text:span text:style-name="Strong_20_Emphasis"><text:span text:style-name="T161"><text:bookmark-ref text:reference-format="page" text:ref-name="__RefNumPara__4009_1271708128">2</text:bookmark-ref></text:span></text:span><text:span text:style-name="Strong_20_Emphasis"><text:span text:style-name="T161"><text:s text:c="2"/></text:span></text:span><text:span text:style-name="Strong_20_Emphasis"><text:span text:style-name="T162"><text:bookmark-ref text:reference-format="text" text:ref-name="__RefNumPara__4009_1271708128">Perform installation</text:bookmark-ref></text:span></text:span><text:span text:style-name="T159">.</text:span></text:p>
      <text:p text:style-name="P36"/>
      <text:p text:style-name="P36"/>
      <text:list text:style-name="L1">
        <text:list-item>
          <text:p text:style-name="P83"><text:bookmark-start text:name="__RefNumPara__4083_1271708128"/>Prepar<text:span text:style-name="T245">e </text:span>installatio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2" draw:name="Vorm3_ 1" draw:style-name="gr1" draw:text-style-name="P8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1"><text:span text:style-name="T29">Log in as </text:span><text:span text:style-name="T243">&lt;user&gt;</text:span><text:span text:style-name="T5"><text:note text:id="ftn2" text:note-class="footnote"><text:note-citation>2</text:note-citation><text:note-body><text:p text:style-name="P55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74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15" draw:name="Vorm 4" draw:style-name="gr1" draw:text-style-name="P8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9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3" text:note-class="footnote"><text:note-citation>3</text:note-citation><text:note-body><text:p text:style-name="P80"><text:span text:style-name="T153">Press the Super key (Windows, Command, or Magnifier key) or click in the upper left corner.</text:span><text:span text:style-name="T153"/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0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4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2"><text:span text:style-name="User_20_Entry"><text:span text:style-name="T10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2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7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16" draw:name="Vorm 6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17" draw:name="Vorm 7" draw:style-name="gr1" draw:text-style-name="P86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78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1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2"><text:span text:style-name="T36">Select </text:span><text:span text:style-name="Strong_20_Emphasis"><text:span text:style-name="T110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29">Follow the instructions on the screen.</text:p>
          </table:table-cell>
        </table:table-row>
      </table:table>
      <text:p text:style-name="P24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6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7">Boot the computer from</text:span><text:span text:style-name="T152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5">Esc</text:span><text:span text:style-name="T89">, </text:span><text:span text:style-name="T125">Delete</text:span><text:span text:style-name="T89">, </text:span><text:span text:style-name="T125">F1</text:span><text:span text:style-name="T89">, </text:span><text:span text:style-name="T125">F2</text:span><text:span text:style-name="T89">, </text:span><text:span text:style-name="T125">F9</text:span><text:span text:style-name="T89">, </text:span><text:span text:style-name="T125">F10</text:span><text:span text:style-name="T89">, </text:span><text:span text:style-name="T125">F11</text:span><text:span text:style-name="T89">, or </text:span><text:span text:style-name="T125">F12</text:span></text:p></text:note-body></text:note></text:span><text:span text:style-name="T147"> an</text:span><text:span text:style-name="T149"> </text:span><text:span text:style-name="T134"><text:user-field-get text:name="Distro">AlmaLinux</text:user-field-get></text:span><text:span text:style-name="T151"><text:s/></text:span><text:span text:style-name="T135"><text:user-field-get text:name="Version">9.x</text:user-field-get></text:span><text:span text:style-name="T135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6"><text:span text:style-name="T21">From a Live USB stick you can boot and work with </text:span><text:span text:style-name="T156"><text:user-field-get text:name="Distro">AlmaLinux</text:user-field-get></text:span><text:span text:style-name="T156"><text:s/></text:span><text:span text:style-name="T21">without modifying any files on the hard drive and also allows installation of </text:span><text:span text:style-name="T156"><text:user-field-get text:name="Distro">AlmaLinux</text:user-field-get></text:span><text:span text:style-name="T156">.</text:span></text:p></text:note-body></text:note></text:span><text:span text:style-name="T147"> USB stick</text:span><text:span text:style-name="T71"><text:note text:id="ftn6" text:note-class="footnote"><text:note-citation>3</text:note-citation><text:note-body><text:p text:style-name="P77"><text:span text:style-name="T81">Create a bootable USB stick:<text:line-break/></text:span><text:span text:style-name="Strong_20_Emphasis"><text:span text:style-name="T90">Download </text:span></text:span><text:span text:style-name="Strong_20_Emphasis"><text:span text:style-name="T93">a</text:span></text:span><text:span text:style-name="Strong_20_Emphasis"><text:span text:style-name="T92"> </text:span></text:span><text:span text:style-name="Strong_20_Emphasis"><text:span text:style-name="T94">Live Media</text:span></text:span><text:span text:style-name="terk_20_accent_20_voetnoot"><text:span text:style-name="T123"> </text:span></text:span><text:span text:style-name="terk_20_accent_20_voetnoot"><text:span text:style-name="T124">image</text:span></text:span><text:span text:style-name="Strong_20_Emphasis"><text:span text:style-name="T94"> </text:span></text:span><text:span text:style-name="terk_20_accent_20_voetnoot"><text:span text:style-name="T119">Alma</text:span></text:span><text:span text:style-name="terk_20_accent_20_voetnoot"><text:span text:style-name="T116">Linux </text:span></text:span><text:span text:style-name="terk_20_accent_20_voetnoot"><text:span text:style-name="T120">OS </text:span></text:span><text:span text:style-name="terk_20_accent_20_voetnoot"><text:span text:style-name="T116"><text:user-field-get text:name="Version">9.x</text:user-field-get></text:span></text:span><text:span text:style-name="Strong_20_Emphasis"><text:span text:style-name="T83"><text:s/></text:span></text:span><text:span text:style-name="terk_20_accent_20_voetnoot"><text:span text:style-name="T116">GNOME </text:span></text:span><text:span text:style-name="Strong_20_Emphasis"><text:span text:style-name="T93">from</text:span></text:span><text:span text:style-name="Strong_20_Emphasis"><text:span text:style-name="T91"> </text:span></text:span><text:a xlink:type="simple" xlink:href="https://almalinux.org/" text:style-name="Internet_20_link" text:visited-style-name="Visited_20_Internet_20_Link"><text:span text:style-name="Strong_20_Emphasis"><text:span text:style-name="T239">almalinux.org</text:span></text:span></text:a><text:span text:style-name="Strong_20_Emphasis"><text:span text:style-name="T83">.</text:span>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8">karelzimmer.nl/en</text:span></text:a><text:span text:style-name="T82">, under </text:span><text:span text:style-name="Sterk_20_accent_20_voetnoot"><text:span text:style-name="T117">Linux</text:span></text:span><text:span text:style-name="T82">.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6">Select</text:span><text:span text:style-name="T50"> </text:span><text:span text:style-name="Strong_20_Emphasis"><text:span text:style-name="T114">Start</text:span></text:span><text:span text:style-name="Strong_20_Emphasis"><text:span text:style-name="T51"> </text:span></text:span><text:span text:style-name="Strong_20_Emphasis"><text:span text:style-name="T112"><text:user-field-get text:name="Distro">AlmaLinux</text:user-field-get></text:span></text:span><text:span text:style-name="Strong_20_Emphasis"><text:span text:style-name="T115"><text:s/></text:span></text:span><text:span text:style-name="Strong_20_Emphasis"><text:span text:style-name="T113"><text:user-field-get text:name="Version">9.x</text:user-field-get></text:span></text:span><text:span text:style-name="T148"><text:s/></text:span><text:span text:style-name="T150">and press the </text:span><text:span text:style-name="T172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6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5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6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76">At</text:span><text:span text:style-name="T177"> </text:span><text:span text:style-name="Strong_20_Emphasis"><text:span text:style-name="T176">WELCOME TO </text:span></text:span><text:span text:style-name="Strong_20_Emphasis"><text:span text:style-name="T188">ALMA</text:span></text:span><text:span text:style-name="Strong_20_Emphasis"><text:span text:style-name="T176">LINUX </text:span></text:span><text:span text:style-name="Strong_20_Emphasis"><text:span text:style-name="T176"><text:user-field-get text:name="Version">9.x</text:user-field-get></text:span></text:span><text:span text:style-name="T190"><text:s/>select language and click </text:span><text:span text:style-name="Strong_20_Emphasis"><text:span text:style-name="T204">Continue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6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81">U</text:span><text:span text:style-name="T180">nder</text:span><text:span text:style-name="T178"> </text:span><text:span text:style-name="Strong_20_Emphasis"><text:span text:style-name="T205">SYSTEM</text:span></text:span><text:span text:style-name="T178"> </text:span><text:span text:style-name="T181">click</text:span><text:span text:style-name="T182"> </text:span><text:span text:style-name="Strong_20_Emphasis"><text:span text:style-name="T205">Installati</text:span></text:span><text:span text:style-name="Strong_20_Emphasis"><text:span text:style-name="T206">on Destinatio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72">Check</text:span><text:span text:style-name="T268"> </text:span><text:span text:style-name="T269">the </text:span><text:span text:style-name="Strong_20_Emphasis"><text:span text:style-name="T270">Device Selection</text:span></text:span><text:span text:style-name="T253"> </text:span><text:span text:style-name="T255">and click </text:span><text:span text:style-name="Strong_20_Emphasis"><text:span text:style-name="T254">Done</text:span></text:span><text:span text:style-name="Strong_20_Emphasis"><text:span text:style-name="T2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6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81">U</text:span><text:span text:style-name="T180">nder</text:span><text:span text:style-name="T178"> </text:span><text:span text:style-name="Strong_20_Emphasis"><text:span text:style-name="T205">SYSTEM</text:span></text:span><text:span text:style-name="T178"> </text:span><text:span text:style-name="T181">click</text:span><text:span text:style-name="T182"> </text:span><text:span text:style-name="Strong_20_Emphasis"><text:span text:style-name="T205">Netwerk &amp; </text:span></text:span><text:span text:style-name="Strong_20_Emphasis"><text:span text:style-name="T207">H</text:span></text:span><text:span text:style-name="Strong_20_Emphasis"><text:span text:style-name="T205">ost </text:span></text:span><text:span text:style-name="Strong_20_Emphasis"><text:span text:style-name="T207">N</text:span></text:span><text:span text:style-name="Strong_20_Emphasis"><text:span text:style-name="T205">am</text:span></text:span><text:span text:style-name="Strong_20_Emphasis"><text:span text:style-name="T207">e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1"><text:span text:style-name="T183">Enter you</text:span><text:span text:style-name="T184">r</text:span><text:span text:style-name="T185"> </text:span><text:span text:style-name="Strong_20_Emphasis"><text:span text:style-name="T186">Host </text:span></text:span><text:span text:style-name="Strong_20_Emphasis"><text:span text:style-name="T183">N</text:span></text:span><text:span text:style-name="Strong_20_Emphasis"><text:span text:style-name="T186">am</text:span></text:span><text:span text:style-name="Strong_20_Emphasis"><text:span text:style-name="T183">e</text:span></text:span><text:span text:style-name="T8"> &lt;computerna</text:span><text:span text:style-name="T9">me&gt;</text:span><text:span text:style-name="T187"> </text:span><text:span text:style-name="T183">and click </text:span><text:span text:style-name="Strong_20_Emphasis"><text:span text:style-name="T200">Apply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68"><text:span text:style-name="T192">C</text:span><text:span text:style-name="T189">li</text:span><text:span text:style-name="T192">c</text:span><text:span text:style-name="T189">k </text:span><text:span text:style-name="Strong_20_Emphasis"><text:span text:style-name="T199">Done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6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9">U</text:span><text:span text:style-name="T180">nder</text:span><text:span text:style-name="T177"> </text:span><text:span text:style-name="Strong_20_Emphasis"><text:span text:style-name="T180">USER SETTINGS</text:span></text:span><text:span text:style-name="T193"> </text:span><text:span text:style-name="T194">click</text:span><text:span text:style-name="T195"> </text:span><text:span text:style-name="Strong_20_Emphasis"><text:span text:style-name="T208">User </text:span></text:span><text:span text:style-name="Strong_20_Emphasis"><text:span text:style-name="T209">C</text:span></text:span><text:span text:style-name="Strong_20_Emphasis"><text:span text:style-name="T208">reation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40">Enter your</text:span><text:span text:style-name="T241"> </text:span><text:span text:style-name="Strong_20_Emphasis"><text:span text:style-name="T69">Full name</text:span></text:span><text:span text:style-name="T54"> </text:span><text:span text:style-name="T242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6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96">Click</text:span><text:span text:style-name="T197"> </text:span><text:span text:style-name="Strong_20_Emphasis"><text:span text:style-name="T201">Begin </text:span></text:span><text:span text:style-name="Strong_20_Emphasis"><text:span text:style-name="T202">Installatio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6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96">Click</text:span><text:span text:style-name="T197"> </text:span><text:span text:style-name="Strong_20_Emphasis"><text:span text:style-name="T203">Finish</text:span></text:span><text:span text:style-name="Strong_20_Emphasis"><text:span text:style-name="T201"> </text:span></text:span><text:span text:style-name="Strong_20_Emphasis"><text:span text:style-name="T202">Installatio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6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8">Restart the system</text:span><text:span text:style-name="T191">.</text:span></text:p>
          </table:table-cell>
        </table:table-row>
      </table:table>
      <text:p text:style-name="P48"><text:span text:style-name="Strong_20_Emphasis"><text:span text:style-name="T52"/></text:span></text:p>
      <text:list text:continue-numbering="true" text:style-name="L1">
        <text:list-item>
          <text:p text:style-name="P82"><text:span text:style-name="Strong_20_Emphasis"><text:span text:style-name="T68">Finish installation</text:span></text:span></text:p>
        </text:list-item>
      </text:list>
      <text:p text:style-name="P4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44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6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5"><text:span text:style-name="Strong_20_Emphasis"><text:span text:style-name="T49"><draw:control text:anchor-type="as-char" draw:z-index="18" draw:name="Vorm4" draw:style-name="gr1" draw:text-style-name="P86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9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7" text:note-class="footnote"><text:note-citation>1</text:note-citation><text:note-body><text:p text:style-name="P80"><text:span text:style-name="T153">Press the Super key (Windows, Command, or Magnifier key) or click in the upper left corner.</text:span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3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7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6" office:value-type="string">
            <text:p text:style-name="P72"><text:span text:style-name="User_20_Entry"><text:span text:style-name="T10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59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7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5"><text:span text:style-name="Strong_20_Emphasis"><text:span text:style-name="T49"><draw:control text:anchor-type="as-char" draw:z-index="19" draw:name="Vorm 3" draw:style-name="gr1" draw:text-style-name="P86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78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2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58"><text:span text:style-name="T37">Se</text:span><text:span text:style-name="T39">lect</text:span><text:span text:style-name="T37"> </text:span><text:span text:style-name="Strong_20_Emphasis"><text:span text:style-name="T111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1">Follow the instructions on the screen.</text:p>
          </table:table-cell>
        </table:table-row>
      </table:table>
      <text:p text:style-name="P49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20">P</text:span></text:span><text:span text:style-name="Strong_20_Emphasis"><text:span text:style-name="T175">rovision user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4"><text:span text:style-name="Strong_20_Emphasis"><text:span text:style-name="T49"><draw:control text:anchor-type="as-char" draw:z-index="6" draw:name="Vorm40_0" draw:style-name="gr1" draw:text-style-name="P86" svg:width="0.35cm" svg:height="0.35cm" draw:control="control5"/></text:span></text:span></text:p>
          </table:table-cell>
          <table:table-cell table:style-name="Tabel2.A1" office:value-type="string">
            <text:p text:style-name="P64"><text:span text:style-name="Strong_20_Emphasis"><text:span text:style-name="T49"><draw:control text:anchor-type="as-char" draw:z-index="11" draw:name="Vorm40_ 1" draw:style-name="gr1" draw:text-style-name="P86" svg:width="0.35cm" svg:height="0.35cm" draw:control="control10"/></text:span></text:span></text:p>
          </table:table-cell>
          <table:table-cell table:style-name="Tabel2.D1" office:value-type="string">
            <text:p text:style-name="P34"><text:span text:style-name="T28">Log in as</text:span><text:span text:style-name="T27"> </text:span><text:span text:style-name="T244">&lt;user&gt;</text:span><text:span text:style-name="T38"><text:note text:id="ftn8" text:note-class="footnote"><text:note-citation>1</text:note-citation><text:note-body><text:p text:style-name="P56"><text:span text:style-name="T97">Login any additional </text:span><text:span text:style-name="T96">user</text:span><text:span text:style-name="T95">s </text:span><text:span text:style-name="T9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76"><draw:control text:anchor-type="as-char" draw:z-index="14" draw:name="Vorm4_ 2" draw:style-name="gr1" draw:text-style-name="P86" svg:width="0.35cm" svg:height="0.35cm" draw:control="control13"/></text:span></text:span></text:p>
          </table:table-cell>
          <table:table-cell table:style-name="Tabel2.D2" office:value-type="string">
            <text:p text:style-name="P53"><text:span text:style-name="T271">Follow the welcome screens.</text:span><text:span text:style-name="T258"/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20" draw:name="Vorm 8" draw:style-name="gr1" draw:text-style-name="P86" svg:width="0.35cm" svg:height="0.35cm" draw:control="control19"/></text:span></text:span></text:p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21" draw:name="Vorm 9" draw:style-name="gr1" draw:text-style-name="P86" svg:width="0.35cm" svg:height="0.35cm" draw:control="control20"/></text:span></text:span></text:p>
          </table:table-cell>
          <table:table-cell table:style-name="Tabel2.D5" office:value-type="string">
            <text:p text:style-name="P78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6" office:value-type="string">
            <text:p text:style-name="P33"><text:span text:style-name="T40">Select</text:span><text:span text:style-name="T37"> </text:span><text:span text:style-name="Strong_20_Emphasis"><text:span text:style-name="T111">4</text:span></text:span><text:span text:style-name="T63"> </text:span><text:span text:style-name="T43">Provision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7"/>
      <text:p text:style-name="P38"/>
      <text:p text:style-name="P46"><text:span text:style-name="T168">End of checklist,</text:span><text:span text:style-name="T169"> </text:span><text:span text:style-name="T164"><text:user-field-get text:name="Distro">AlmaLinux</text:user-field-get></text:span><text:span text:style-name="T167"><text:s/></text:span><text:span text:style-name="T163"><text:user-field-get text:name="Version">9.x</text:user-field-get></text:span><text:span text:style-name="T163"><text:s/></text:span><text:span text:style-name="T165">Desktop/</text:span><text:span text:style-name="T166">Workstation</text:span><text:span text:style-name="T121"> </text:span><text:span text:style-name="T168">installation is complete.</text:span></text:p>
      <text:p text:style-name="P20"/>
      <text:p text:style-name="P18"><text:span text:style-name="T260">Written</text:span><text:span text:style-name="T261"> </text:span><text:span text:style-name="T260">by</text:span><text:span text:style-name="T261"> </text:span><text:a xlink:type="simple" xlink:href="mailto:info@karelzimmer.nl?subject=Checklist%20installation%20Linux" text:style-name="Internet_20_link" text:visited-style-name="Visited_20_Internet_20_Link"><text:span text:style-name="T267">Karel Zimmer</text:span></text:a><text:span text:style-name="T262">.</text:span></text:p>
      <text:p text:style-name="P19"><text:span text:style-name="T265">License </text:span><text:span text:style-name="T263">C</text:span><text:span text:style-name="T264">C0</text:span><text:span text:style-name="T262"> 1.0 </text:span><text:span text:style-name="T26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6"><text:s/></text:span><text:span text:style-name="T26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3-01T10:50:45.213242503">01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50:45.061240013</dc:date>
    <meta:keyword>Installatie</meta:keyword>
    <meta:keyword>Checklist</meta:keyword>
    <meta:keyword>Linux</meta:keyword>
    <meta:editing-cycles>7012</meta:editing-cycles>
    <meta:editing-duration>P12DT9H18M2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01" meta:character-count="3205" meta:non-whitespace-character-count="2748"/>
    <meta:user-defined meta:name="Info 1"/>
    <meta:user-defined meta:name="Info 2"/>
    <meta:user-defined meta:name="Info 3"/>
    <meta:user-defined meta:name="Info 4"/>
  </office:meta>
</office:document-meta>
</file>